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de2d" officeooo:paragraph-rsid="0009de2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34d7" officeooo:paragraph-rsid="000e34d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93bd" officeooo:paragraph-rsid="000f93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1d04" officeooo:paragraph-rsid="00131d0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de2d" officeooo:paragraph-rsid="0009de2d"/>
    </style:style>
    <style:style style:name="P6" style:family="paragraph" style:parent-style-name="Standard">
      <style:paragraph-properties fo:text-align="center" style:justify-single-word="false"/>
      <style:text-properties officeooo:rsid="0009de2d" officeooo:paragraph-rsid="0009de2d"/>
    </style:style>
    <style:style style:name="P7" style:family="paragraph" style:parent-style-name="Standard">
      <style:paragraph-properties fo:text-align="justify" style:justify-single-word="false"/>
      <style:text-properties officeooo:rsid="000ab9bf" officeooo:paragraph-rsid="000ab9bf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officeooo:rsid="0009de2d" officeooo:paragraph-rsid="0009de2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e34d7" officeooo:paragraph-rsid="000e34d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f93bd" officeooo:paragraph-rsid="000f93b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e34d7" officeooo:paragraph-rsid="000e34d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31d04" officeooo:paragraph-rsid="000f93b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31d04" officeooo:paragraph-rsid="00131d0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46f5e" officeooo:paragraph-rsid="00131d0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09de2d" officeooo:paragraph-rsid="0009de2d"/>
    </style:style>
    <style:style style:name="P17" style:family="paragraph" style:parent-style-name="Standard">
      <style:paragraph-properties fo:text-align="justify" style:justify-single-word="false"/>
      <style:text-properties officeooo:rsid="0009de2d" officeooo:paragraph-rsid="000e34d7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31d04" officeooo:paragraph-rsid="00131d04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6e6d4" officeooo:paragraph-rsid="0016e6d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78ae3" officeooo:paragraph-rsid="00178ae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9bff9" officeooo:paragraph-rsid="0019bff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a9415" officeooo:paragraph-rsid="001a941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0% 100%" fo:font-weight="bold" officeooo:rsid="0016e6d4" officeooo:paragraph-rsid="0016e6d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1d2d7c" officeooo:paragraph-rsid="001d2d7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04d" style:font-weight-asian="normal" style:font-weight-complex="normal"/>
    </style:style>
    <style:style style:name="T4" style:family="text">
      <style:text-properties fo:font-weight="normal" officeooo:rsid="00131d04" style:font-weight-asian="normal" style:font-weight-complex="normal"/>
    </style:style>
    <style:style style:name="T5" style:family="text">
      <style:text-properties fo:font-weight="normal" officeooo:rsid="00146f5e" style:font-weight-asian="normal" style:font-weight-complex="normal"/>
    </style:style>
    <style:style style:name="T6" style:family="text">
      <style:text-properties fo:font-weight="normal" officeooo:rsid="00178ae3" style:font-weight-asian="normal" style:font-weight-complex="normal"/>
    </style:style>
    <style:style style:name="T7" style:family="text">
      <style:text-properties fo:font-weight="normal" officeooo:rsid="001bbce4" style:font-weight-asian="normal" style:font-weight-complex="normal"/>
    </style:style>
    <style:style style:name="T8" style:family="text">
      <style:text-properties fo:font-weight="normal" officeooo:rsid="001d2d7c" style:font-weight-asian="normal" style:font-weight-complex="normal"/>
    </style:style>
    <style:style style:name="T9" style:family="text">
      <style:text-properties officeooo:rsid="000ec8ca"/>
    </style:style>
    <style:style style:name="T10" style:family="text">
      <style:text-properties officeooo:rsid="00146f5e"/>
    </style:style>
    <style:style style:name="T11" style:family="text">
      <style:text-properties officeooo:rsid="00151968"/>
    </style:style>
    <style:style style:name="T12" style:family="text">
      <style:text-properties officeooo:rsid="001a9415"/>
    </style:style>
    <style:style style:name="T13" style:family="text">
      <style:text-properties officeooo:rsid="001d2d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genharia de Software – Revisão para a Prova 01</text:p>
      <text:p text:style-name="P5"/>
      <text:p text:style-name="P6">Revisão – Aulas 01 e 02</text:p>
      <text:p text:style-name="P5"/>
      <text:p text:style-name="P8">INTRODUÇÃO</text:p>
      <text:p text:style-name="P5"/>
      <text:p text:style-name="P1">O que é Engenharia de Software?</text:p>
      <text:p text:style-name="P1"/>
      <text:p text:style-name="P5">É uma engenharia que estuda como um software deve ser projetado, desde aspectos como planejamento, desenvolvimento e até manutenção do software.</text:p>
      <text:p text:style-name="P5"/>
      <text:p text:style-name="P1">Por que a Engenharia de Software foi criada?</text:p>
      <text:p text:style-name="P5"/>
      <text:p text:style-name="P5">Antigamente, houve o que hoje em dia chamamos de Crise de Software. Os grandes softwares costumavam naquela época não serem muito flexíveis, como por exemplo: costumavam <text:span text:style-name="T1">atrasar</text:span>, não <text:span text:style-name="T1">entregavam</text:span> tudo que o cliente pedia, <text:span text:style-name="T1">custavam</text:span> mais do que o esperado e não eram <text:span text:style-name="T1">confiáveis</text:span>. <text:span text:style-name="T1">A solução para isso foi a criação de processos sistematizados</text:span> para produzir o software, educar as pessoas sobre o que é desenvolver um software e como isso deve ser feito, assim surge na década de 70 a Enegenharia de Software.</text:p>
      <text:p text:style-name="P5"/>
      <text:p text:style-name="P5">Objetivo da Engenharia de Software: Realizar o desenvolvimento de software profissional, por meio de técnicas de especificação, projeto e manutenção (evolução) de programas.</text:p>
      <text:p text:style-name="P5"/>
      <text:p text:style-name="P1">A engenharia de software é importante?</text:p>
      <text:p text:style-name="P5"/>
      <text:p text:style-name="P5">Sim, pois cada vez mais indivíduos dependem de sistemas e geralmente é mais barato a longo prazo pois junto com seus métodos sistematizados pode-se previnir diversos erros.</text:p>
      <text:p text:style-name="P5"/>
      <text:p text:style-name="P1">Principais atividades da Engenharia de Software </text:p>
      <text:p text:style-name="P5"/>
      <text:p text:style-name="P5"><text:span text:style-name="T1">Especificação</text:span>: Define o que o sistema irá fazer, além das restrições do software. <text:span text:style-name="T11">(Engenharia de Requisitos)</text:span></text:p>
      <text:p text:style-name="P5"><text:span text:style-name="T1">Desenvolvimento</text:span>: <text:span text:style-name="T11">É criado um projeto de software, e depois,</text:span> <text:span text:style-name="T11">o s</text:span>oftware é desenvolvido com base na especificação.</text:p>
      <text:p text:style-name="P5"><text:span text:style-name="T1">Validação</text:span>: O software deve ser testado para garantir as demandas do cliente. <text:span text:style-name="T11">(Testes, revisões, protótipos).</text:span></text:p>
      <text:p text:style-name="P5"><text:span text:style-name="T1">Evolução</text:span>: Deve ser <text:span text:style-name="T11">evoluído</text:span> para atender as demandas do cliente.</text:p>
      <text:p text:style-name="P5"/>
      <text:p text:style-name="P1">Atributos essenciais de um bom softwares</text:p>
      <text:p text:style-name="P5"/>
      <text:p text:style-name="P5"><text:span text:style-name="T1">Manutenibilidade</text:span>: Um software é considerado bom quando pode ser evoluido de acordo com as necessidades do cliente.</text:p>
      <text:p text:style-name="P5"><text:span text:style-name="T1">Confiança</text:span>: Quando possui características como proteção e segurança.</text:p>
      <text:p text:style-name="P5"><text:span text:style-name="T1">Eficiência</text:span>: Quando possui características onde não deve desperdiçar recursos do processador.</text:p>
      <text:p text:style-name="P5"><text:span text:style-name="T1">Aceitabilidade</text:span>: Deve ser aceitável para o usuário.</text:p>
      <text:p text:style-name="P5"/>
      <text:p text:style-name="P1">Tipos de produtos de software</text:p>
      <text:p text:style-name="P5"/>
      <text:p text:style-name="P7"><text:span text:style-name="T1">Produtos</text:span> <text:span text:style-name="T1">genéricos</text:span>: Produtos desenvolvidos por uma organização e vendidos para qualquer cliente interessado.</text:p>
      <text:p text:style-name="P7"><text:span text:style-name="T1">Produtos</text:span> <text:span text:style-name="T1">sob</text:span> <text:span text:style-name="T1">encomenda</text:span>: Produtos desenvolvidos para qualquer cliente em particular.</text:p>
      <text:p text:style-name="P7"/>
      <text:p text:style-name="P2"><text:soft-page-break/>Fundamentos da Engenharia de Software <text:s/>para todos os tipos de softwares possíveis</text:p>
      <text:p text:style-name="P2"/>
      <text:p text:style-name="P2">1. <text:span text:style-name="T2">Devem ser desenvolvidos em um processo sistematizado;</text:span></text:p>
      <text:p text:style-name="P2">2. <text:span text:style-name="T2">Devem ser confiantes e possuir um bom desempenho;</text:span></text:p>
      <text:p text:style-name="P2">3. <text:span text:style-name="T2">Entender e administrar os requisitos do software;</text:span></text:p>
      <text:p text:style-name="P2">4. <text:span text:style-name="T2">O software deve fazer o melhor uso dos recursos disponíveis.</text:span></text:p>
      <text:p text:style-name="P10"/>
      <text:p text:style-name="P9">PROCESSO DE SOFTWARE</text:p>
      <text:p text:style-name="P9"/>
      <text:p text:style-name="P10">O processo de software é um <text:span text:style-name="T1">conjunto de atividades sistemáticas</text:span>, <text:span text:style-name="T9">intercalados em sequências de atividades técnicas,</text:span> que levam a produção de um software.</text:p>
      <text:p text:style-name="P10"/>
      <text:p text:style-name="P11">Um processo de software pode incluir:</text:p>
      <text:p text:style-name="P11"/>
      <text:p text:style-name="P3">1. Atividades: <text:span text:style-name="T2">Afazeres;</text:span></text:p>
      <text:p text:style-name="P3">2. Produtos: <text:span text:style-name="T2">O resultado das atividades;</text:span></text:p>
      <text:p text:style-name="P3">3. Papeis: <text:span text:style-name="T2">Responsabilidade das pessoas envolvidas;</text:span></text:p>
      <text:p text:style-name="P3">4. Pré <text:s/>e pós <text:s/>condições: <text:span text:style-name="T3">Declaração do antes e depois d</text:span><text:span text:style-name="T4">as atividades.</text:span></text:p>
      <text:p text:style-name="P13"/>
      <text:p text:style-name="P14">Um processo de software pode ser dividido em:</text:p>
      <text:p text:style-name="P14"/>
      <text:p text:style-name="P4">Processo de software preditivo: <text:span text:style-name="T2">É um processo bem documentado, as atividades são planejadas com antecedência e o progresso é avaliado com o planejamento inicial.</text:span></text:p>
      <text:p text:style-name="P4">Processo àgeis: <text:span text:style-name="T5">O processo é gradativo (incremental), mais fácil de alterar o projeto para as necessidades dos clientes.</text:span></text:p>
      <text:p text:style-name="P4"><text:span text:style-name="T5"/></text:p>
      <text:p text:style-name="P24">MODELOS DE PROCESSO</text:p>
      <text:p text:style-name="P19"><text:span text:style-name="T2"/></text:p>
      <text:p text:style-name="P21"><text:span text:style-name="T2">Um modelo de processo é uma representação simplificada de um processo de software. Existem diferentes abordagens, como:</text:span></text:p>
      <text:p text:style-name="P19"><text:span text:style-name="T2"/></text:p>
      <text:p text:style-name="P19"><text:span text:style-name="T12">Modelo e</text:span>m cascata (Encadeamento): <text:s/><text:span text:style-name="T7">Representa as atividades como uma fase distinta. As fases são encadeadas entre elas e uma não deve ser iniciada até que a outra termine. Esse modelo é um exemplo de processo preditivo.</text:span></text:p>
      <text:p text:style-name="P19"><text:span text:style-name="T7"/></text:p>
      <text:p text:style-name="P22">Modelo Incremental: <text:span text:style-name="T8">Intercala as atividades de especificação, desenvolvimento e validação. O sistema é desenvolvido em uma série de versões, onde cada incremento adiciona novas funcionalidades a versão anterior.</text:span></text:p>
      <text:p text:style-name="P22"><text:span text:style-name="T8"/></text:p>
      <text:p text:style-name="P23"><text:span text:style-name="T12">Modelo o</text:span>rientado a reúso (componentes): <text:span text:style-name="T8">O desenvolvimento baseia-se na integração dos componentes de um ambiente já existente.</text:span></text:p>
      <text:p text:style-name="P23"><text:span text:style-name="T8"/></text:p>
      <text:p text:style-name="P19">Espiral de Boehm (orientado a riscos, análise dos riscos): </text:p>
      <text:p text:style-name="P19"><text:span text:style-name="T2"/></text:p>
      <text:p text:style-name="P19"><text:span text:style-name="T2">RUP</text:span></text:p>
      <text:p text:style-name="P19"><text:span text:style-name="T2"/></text:p>
      <text:p text:style-name="P19"><text:span text:style-name="T2">Desenvolvido para aproveitar melhor as caracteristicas da UML Unificou os modelos de processo em um processo melhor. NA PROVA NÃO SERA COBRADO MUITOS DETALHES DO RUP.</text:span></text:p>
      <text:p text:style-name="P19"><text:span text:style-name="T2"/></text:p>
      <text:p text:style-name="P19"><text:span text:style-name="T2">ENGENHARIA DE REQUISITOS</text:span></text:p>
      <text:p text:style-name="P19"><text:span text:style-name="T2"/></text:p>
      <text:p text:style-name="P19"><text:soft-page-break/><text:span text:style-name="T2">Atividades</text:span></text:p>
      <text:p text:style-name="P19"><text:span text:style-name="T2"/></text:p>
      <text:p text:style-name="P19"><text:span text:style-name="T2">1. Estudo de viabilidade</text:span></text:p>
      <text:p text:style-name="P19"><text:span text:style-name="T2">2. Elicitação (entrevista, cenários, casos de uso, etnografia)</text:span></text:p>
      <text:p text:style-name="P19"><text:span text:style-name="T2">3. Especificação (documentar os requisitos)</text:span></text:p>
      <text:p text:style-name="P19"><text:span text:style-name="T2">4. </text:span><text:span text:style-name="T6">Validação</text:span></text:p>
      <text:p text:style-name="P19"><text:span text:style-name="T6"/></text:p>
      <text:p text:style-name="P20"><text:span text:style-name="T2">Gerenciamento de Requisitos</text:span></text:p>
      <text:p text:style-name="P15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02:46.863000000</meta:creation-date>
    <dc:date>2019-04-11T11:29:26.523000000</dc:date>
    <meta:editing-duration>PT48M41S</meta:editing-duration>
    <meta:editing-cycles>15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53" meta:word-count="650" meta:character-count="4355" meta:non-whitespace-character-count="3750"/>
  </office:meta>
</office:document-meta>
</file>